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a3d9" officeooo:paragraph-rsid="000da3d9"/>
    </style:style>
    <style:style style:name="P2" style:family="paragraph" style:parent-style-name="Standard">
      <style:text-properties officeooo:rsid="000e4962" officeooo:paragraph-rsid="000e4962"/>
    </style:style>
    <style:style style:name="P3" style:family="paragraph" style:parent-style-name="Standard">
      <style:text-properties officeooo:rsid="000fbc84" officeooo:paragraph-rsid="000fbc84"/>
    </style:style>
    <style:style style:name="P4" style:family="paragraph" style:parent-style-name="Standard">
      <style:text-properties officeooo:rsid="00115e4e" officeooo:paragraph-rsid="00115e4e"/>
    </style:style>
    <style:style style:name="P5" style:family="paragraph" style:parent-style-name="Standard">
      <style:text-properties officeooo:rsid="001315b1" officeooo:paragraph-rsid="001315b1"/>
    </style:style>
    <style:style style:name="P6" style:family="paragraph" style:parent-style-name="Standard">
      <style:text-properties officeooo:rsid="00140d29" officeooo:paragraph-rsid="00140d29"/>
    </style:style>
    <style:style style:name="P7" style:family="paragraph" style:parent-style-name="Standard">
      <style:text-properties officeooo:rsid="00157446" officeooo:paragraph-rsid="00157446"/>
    </style:style>
    <style:style style:name="P8" style:family="paragraph" style:parent-style-name="Standard">
      <style:text-properties officeooo:rsid="00172739" officeooo:paragraph-rsid="00172739"/>
    </style:style>
    <style:style style:name="P9" style:family="paragraph" style:parent-style-name="Standard">
      <style:text-properties officeooo:rsid="001a183d" officeooo:paragraph-rsid="001b8b7d"/>
    </style:style>
    <style:style style:name="P10" style:family="paragraph" style:parent-style-name="Standard">
      <style:text-properties officeooo:rsid="001a183d" officeooo:paragraph-rsid="001ce7a0"/>
    </style:style>
    <style:style style:name="P11" style:family="paragraph" style:parent-style-name="Standard">
      <style:text-properties officeooo:rsid="001d7320" officeooo:paragraph-rsid="001d7320"/>
    </style:style>
    <style:style style:name="P12" style:family="paragraph" style:parent-style-name="Standard">
      <style:text-properties officeooo:rsid="001dddbb" officeooo:paragraph-rsid="001dddbb"/>
    </style:style>
    <style:style style:name="P13" style:family="paragraph" style:parent-style-name="Standard">
      <style:text-properties officeooo:rsid="001f921a" officeooo:paragraph-rsid="001f921a"/>
    </style:style>
    <style:style style:name="P14" style:family="paragraph" style:parent-style-name="Standard">
      <style:text-properties officeooo:rsid="001fc7fe" officeooo:paragraph-rsid="001fc7fe"/>
    </style:style>
    <style:style style:name="T1" style:family="text">
      <style:text-properties officeooo:rsid="001ad3c2"/>
    </style:style>
    <style:style style:name="T2" style:family="text">
      <style:text-properties officeooo:rsid="001b8b7d"/>
    </style:style>
    <style:style style:name="T3" style:family="text">
      <style:text-properties officeooo:rsid="001ce7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isant: Tegning (?) </text:p>
      <text:p text:style-name="P2">aiguë : Akutt </text:p>
      <text:p text:style-name="P3">Lésions: Skader</text:p>
      <text:p text:style-name="P4">Contact cutané : Hudkontakt </text:p>
      <text:p text:style-name="P5">Procurer : Få </text:p>
      <text:p text:style-name="P6">j’ai lu : Jeg har lest</text:p>
      <text:p text:style-name="P7">Mainteinir : Beholde/ Opprettholde</text:p>
      <text:p text:style-name="P8">étanche : Vanntett </text:p>
      <text:p text:style-name="P9">Mise a la terre: <text:span text:style-name="T1">Jording.</text:span></text:p>
      <text:p text:style-name="P10"><text:span text:style-name="T2">Eclairage: Belysning </text:span></text:p>
      <text:p text:style-name="P10"><text:span text:style-name="T3">... En manipulant ce produit : ... når du håndterer dette produktet </text:span></text:p>
      <text:p text:style-name="P10"/>
      <text:p text:style-name="P11">des gants de protection : Beskyttelseshansker </text:p>
      <text:p text:style-name="P12">la peau : Huden </text:p>
      <text:p text:style-name="P13">endroit: Sted </text:p>
      <text:p text:style-name="P14">Garder sous clef : Holde/Lagre noe lå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09:18:27.489509744</meta:creation-date>
    <meta:generator>LibreOffice/5.1.6.2$Linux_X86_64 LibreOffice_project/10m0$Build-2</meta:generator>
    <dc:date>2019-04-18T10:46:05.994350551</dc:date>
    <meta:editing-duration>PT1H27M29S</meta:editing-duration>
    <meta:editing-cycles>18</meta:editing-cycles>
    <meta:document-statistic meta:table-count="0" meta:image-count="0" meta:object-count="0" meta:page-count="1" meta:paragraph-count="15" meta:word-count="66" meta:character-count="396" meta:non-whitespace-character-count="335"/>
  </office:meta>
</office:document-meta>
</file>